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font-family="'Arial Black'" style:font-family-generic="swiss" style:font-pitch="variable"/>
    </style:style>
    <style:style style:name="P2" style:family="paragraph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Jezu</text:span><text:span text:style-name="T1"><text:line-break/></text:span><text:span text:style-name="T1">cichy i pokorny</text:span><text:span text:style-name="T1"><text:line-break/></text:span><text:span text:style-name="T1">Uczyń serce me</text:span><text:span text:style-name="T1"><text:line-break/></text:span><text:span text:style-name="T1">według serca Twe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11T18:34:42.46</dc:date>
    <meta:editing-duration>PT1M38S</meta:editing-duration>
    <meta:editing-cycles>3</meta:editing-cycles>
    <meta:generator>OpenOffice.org/3.4.1$Win32 OpenOffice.org_project/341m1$Build-9593</meta:generator>
    <meta:document-statistic meta:object-count="24"/>
  </office:meta>
</office:document-meta>
</file>